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226000000AB38066B62A3B615B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fa548" officeooo:paragraph-rsid="001fa548"/>
    </style:style>
    <style:style style:name="P2" style:family="paragraph" style:parent-style-name="Footer">
      <style:text-properties officeooo:rsid="0020774c" officeooo:paragraph-rsid="0020774c"/>
    </style:style>
    <style:style style:name="P3" style:family="paragraph" style:parent-style-name="Footer">
      <style:text-properties officeooo:rsid="001b9770" officeooo:paragraph-rsid="001b9770"/>
    </style:style>
    <style:style style:name="P4" style:family="paragraph" style:parent-style-name="Text_20_body">
      <style:text-properties officeooo:rsid="00186468" officeooo:paragraph-rsid="00186468"/>
    </style:style>
    <style:style style:name="P5" style:family="paragraph" style:parent-style-name="Text_20_body">
      <style:paragraph-properties fo:text-align="start" style:justify-single-word="false"/>
      <style:text-properties officeooo:rsid="0019a3db" officeooo:paragraph-rsid="0019a3db"/>
    </style:style>
    <style:style style:name="P6" style:family="paragraph" style:parent-style-name="Text_20_body">
      <style:text-properties fo:language="fr" fo:country="FR" style:language-asian="zxx" style:country-asian="none" style:language-complex="zxx" style:country-complex="none"/>
    </style:style>
    <style:style style:name="P7" style:family="paragraph" style:parent-style-name="Text_20_body">
      <style:text-properties fo:language="fr" fo:country="FR" officeooo:rsid="0025641f" officeooo:paragraph-rsid="0025641f" style:language-asian="zxx" style:country-asian="none" style:language-complex="zxx" style:country-complex="none"/>
    </style:style>
    <style:style style:name="P8" style:family="paragraph" style:parent-style-name="Text_20_body">
      <style:text-properties fo:language="fr" fo:country="FR" officeooo:rsid="0025d37d" officeooo:paragraph-rsid="0025d37d" style:language-asian="zxx" style:country-asian="none" style:language-complex="zxx" style:country-complex="none"/>
    </style:style>
    <style:style style:name="P9" style:family="paragraph" style:parent-style-name="Text_20_body">
      <style:text-properties fo:language="fr" fo:country="FR" officeooo:rsid="002a9dde" officeooo:paragraph-rsid="002a9dde" style:language-asian="zxx" style:country-asian="none" style:language-complex="zxx" style:country-complex="none"/>
    </style:style>
    <style:style style:name="P10" style:family="paragraph" style:parent-style-name="Text_20_body">
      <style:text-properties fo:language="fr" fo:country="FR" officeooo:rsid="002c5a61" officeooo:paragraph-rsid="002f96f0" style:language-asian="zxx" style:country-asian="none" style:language-complex="zxx" style:country-complex="none"/>
    </style:style>
    <style:style style:name="P11" style:family="paragraph" style:parent-style-name="Text_20_body">
      <style:text-properties fo:language="fr" fo:country="FR" officeooo:rsid="003068f5" officeooo:paragraph-rsid="003068f5" style:language-asian="zxx" style:country-asian="none" style:language-complex="zxx" style:country-complex="none"/>
    </style:style>
    <style:style style:name="P12" style:family="paragraph" style:parent-style-name="Text_20_body">
      <style:text-properties fo:language="fr" fo:country="FR" officeooo:rsid="003232e0" officeooo:paragraph-rsid="0034252b" style:language-asian="zxx" style:country-asian="none" style:language-complex="zxx" style:country-complex="none"/>
    </style:style>
    <style:style style:name="P13" style:family="paragraph" style:parent-style-name="Text_20_body">
      <style:text-properties fo:language="fr" fo:country="FR" officeooo:rsid="00412562" officeooo:paragraph-rsid="00420356" style:language-asian="zxx" style:country-asian="none" style:language-complex="zxx" style:country-complex="none"/>
    </style:style>
    <style:style style:name="P14" style:family="paragraph" style:parent-style-name="Text_20_body">
      <style:text-properties fo:language="fr" fo:country="FR" officeooo:rsid="00439f68" officeooo:paragraph-rsid="00439f68" style:language-asian="zxx" style:country-asian="none" style:language-complex="zxx" style:country-complex="none"/>
    </style:style>
    <style:style style:name="P15" style:family="paragraph" style:parent-style-name="Text_20_body">
      <style:text-properties fo:language="fr" fo:country="FR" officeooo:rsid="0046daba" officeooo:paragraph-rsid="0046daba" style:language-asian="zxx" style:country-asian="none" style:language-complex="zxx" style:country-complex="none"/>
    </style:style>
    <style:style style:name="P16" style:family="paragraph" style:parent-style-name="Text_20_body">
      <style:text-properties fo:language="fr" fo:country="FR" officeooo:rsid="003c0a1f" officeooo:paragraph-rsid="003c0a1f" style:language-asian="zxx" style:country-asian="none" style:language-complex="zxx" style:country-complex="none"/>
    </style:style>
    <style:style style:name="P17" style:family="paragraph" style:parent-style-name="Text_20_body">
      <style:text-properties fo:language="fr" fo:country="FR" officeooo:rsid="003ac7ea" officeooo:paragraph-rsid="003ac7ea" style:language-asian="zxx" style:country-asian="none" style:language-complex="zxx" style:country-complex="none"/>
    </style:style>
    <style:style style:name="P18" style:family="paragraph" style:parent-style-name="Text_20_body">
      <style:text-properties fo:language="fr" fo:country="FR" officeooo:rsid="005aff08" officeooo:paragraph-rsid="005aff08" style:language-asian="zxx" style:country-asian="none" style:language-complex="zxx" style:country-complex="none"/>
    </style:style>
    <style:style style:name="P19" style:family="paragraph" style:parent-style-name="Text_20_body">
      <style:text-properties fo:language="fr" fo:country="FR" officeooo:rsid="005c9d74" officeooo:paragraph-rsid="005c9d74" style:language-asian="zxx" style:country-asian="none" style:language-complex="zxx" style:country-complex="none"/>
    </style:style>
    <style:style style:name="P20" style:family="paragraph" style:parent-style-name="Text_20_body">
      <style:text-properties fo:language="fr" fo:country="FR" officeooo:rsid="006373ef" officeooo:paragraph-rsid="006373ef" style:language-asian="zxx" style:country-asian="none" style:language-complex="zxx" style:country-complex="none"/>
    </style:style>
    <style:style style:name="P21" style:family="paragraph" style:parent-style-name="Text_20_body">
      <style:text-properties fo:language="fr" fo:country="FR" officeooo:rsid="0064bb9b" officeooo:paragraph-rsid="0064bb9b" style:language-asian="zxx" style:country-asian="none" style:language-complex="zxx" style:country-complex="none"/>
    </style:style>
    <style:style style:name="P22" style:family="paragraph" style:parent-style-name="Text_20_body">
      <style:text-properties fo:language="fr" fo:country="FR" officeooo:rsid="0065692d" officeooo:paragraph-rsid="0065692d" style:language-asian="zxx" style:country-asian="none" style:language-complex="zxx" style:country-complex="none"/>
    </style:style>
    <style:style style:name="P23" style:family="paragraph" style:parent-style-name="Text_20_body">
      <style:text-properties officeooo:rsid="003783f0" officeooo:paragraph-rsid="003783f0"/>
    </style:style>
    <style:style style:name="P24" style:family="paragraph" style:parent-style-name="Text_20_body">
      <style:text-properties officeooo:rsid="0062193e" officeooo:paragraph-rsid="0062193e"/>
    </style:style>
    <style:style style:name="P25" style:family="paragraph" style:parent-style-name="Sans_20_nom2">
      <style:text-properties fo:language="fr" fo:country="FR" style:language-asian="zxx" style:country-asian="none" style:language-complex="zxx" style:country-complex="none"/>
    </style:style>
    <style:style style:name="P26" style:family="paragraph" style:parent-style-name="Sans_20_nom2">
      <style:text-properties fo:language="fr" fo:country="FR" officeooo:rsid="002ae351" officeooo:paragraph-rsid="002ae351" style:language-asian="zxx" style:country-asian="none" style:language-complex="zxx" style:country-complex="non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fr" fo:country="FR" officeooo:rsid="00237b1a" officeooo:paragraph-rsid="00237b1a" style:language-asian="zxx" style:country-asian="none" style:language-complex="zxx" style:country-complex="none"/>
    </style:style>
    <style:style style:name="P29" style:family="paragraph" style:parent-style-name="Heading_20_1">
      <style:paragraph-properties fo:break-before="page"/>
      <style:text-properties fo:language="fr" fo:country="FR" officeooo:rsid="004b54b9" officeooo:paragraph-rsid="004b54b9" style:language-asian="zxx" style:country-asian="none" style:language-complex="zxx" style:country-complex="none"/>
    </style:style>
    <style:style style:name="P30" style:family="paragraph" style:parent-style-name="Heading_20_1">
      <style:paragraph-properties fo:break-before="page"/>
      <style:text-properties fo:language="fr" fo:country="FR" officeooo:rsid="003ac7ea" officeooo:paragraph-rsid="003ac7ea" style:language-asian="zxx" style:country-asian="none" style:language-complex="zxx" style:country-complex="none"/>
    </style:style>
    <style:style style:name="P31" style:family="paragraph" style:parent-style-name="Heading_20_2">
      <style:paragraph-properties fo:break-before="page"/>
      <style:text-properties fo:language="fr" fo:country="FR" officeooo:rsid="003df5d6" officeooo:paragraph-rsid="003df5d6" style:language-asian="zxx" style:country-asian="none" style:language-complex="zxx" style:country-complex="none"/>
    </style:style>
    <style:style style:name="P32" style:family="paragraph" style:parent-style-name="Heading_20_2">
      <style:text-properties fo:language="fr" fo:country="FR" officeooo:rsid="004b54b9" officeooo:paragraph-rsid="004b54b9" style:language-asian="zxx" style:country-asian="none" style:language-complex="zxx" style:country-complex="none"/>
    </style:style>
    <style:style style:name="P33" style:family="paragraph" style:parent-style-name="Heading_20_2">
      <style:text-properties fo:language="fr" fo:country="FR" officeooo:rsid="00540acd" officeooo:paragraph-rsid="00540acd" style:language-asian="zxx" style:country-asian="none" style:language-complex="zxx" style:country-complex="none"/>
    </style:style>
    <style:style style:name="P34" style:family="paragraph" style:parent-style-name="Heading_20_2">
      <style:text-properties fo:language="fr" fo:country="FR" officeooo:rsid="00543a8f" officeooo:paragraph-rsid="00543a8f" style:language-asian="zxx" style:country-asian="none" style:language-complex="zxx" style:country-complex="none"/>
    </style:style>
    <style:style style:name="P35" style:family="paragraph" style:parent-style-name="Heading_20_2">
      <style:text-properties fo:language="fr" fo:country="FR" officeooo:rsid="003c0a1f" officeooo:paragraph-rsid="003c0a1f" style:language-asian="zxx" style:country-asian="none" style:language-complex="zxx" style:country-complex="none"/>
    </style:style>
    <style:style style:name="P36" style:family="paragraph" style:parent-style-name="Heading_20_2">
      <style:text-properties fo:language="fr" fo:country="FR" officeooo:rsid="003df5d6" officeooo:paragraph-rsid="003df5d6" style:language-asian="zxx" style:country-asian="none" style:language-complex="zxx" style:country-complex="none"/>
    </style:style>
    <style:style style:name="P37" style:family="paragraph" style:parent-style-name="Subtitle">
      <style:text-properties officeooo:rsid="00186468" officeooo:paragraph-rsid="00186468"/>
    </style:style>
    <style:style style:name="P38" style:family="paragraph" style:parent-style-name="Subtitle">
      <style:paragraph-properties fo:text-align="start" style:justify-single-word="false"/>
      <style:text-properties officeooo:rsid="0019a3db" officeooo:paragraph-rsid="0019a3db"/>
    </style:style>
    <style:style style:name="P39" style:family="paragraph" style:parent-style-name="Title">
      <style:text-properties officeooo:rsid="00186468" officeooo:paragraph-rsid="00186468"/>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er">
      <style:text-properties officeooo:rsid="0015a3a9" officeooo:paragraph-rsid="007644aa"/>
    </style:style>
    <style:style style:name="P44" style:family="paragraph" style:parent-style-name="Text_20_body" style:list-style-name="L1">
      <style:text-properties fo:language="fr" fo:country="FR" officeooo:rsid="00420356" officeooo:paragraph-rsid="00420356" style:language-asian="zxx" style:country-asian="none" style:language-complex="zxx" style:country-complex="none"/>
    </style:style>
    <style:style style:name="P45" style:family="paragraph" style:parent-style-name="Text_20_body" style:list-style-name="L1">
      <style:text-properties fo:language="fr" fo:country="FR" officeooo:rsid="00439f68" officeooo:paragraph-rsid="00439f68" style:language-asian="zxx" style:country-asian="none" style:language-complex="zxx" style:country-complex="none"/>
    </style:style>
    <style:style style:name="P46" style:family="paragraph" style:parent-style-name="Text_20_body" style:list-style-name="L4">
      <style:text-properties fo:language="fr" fo:country="FR" officeooo:rsid="006373ef" officeooo:paragraph-rsid="006373ef" style:language-asian="zxx" style:country-asian="none" style:language-complex="zxx" style:country-complex="none"/>
    </style:style>
    <style:style style:name="P47" style:family="paragraph" style:parent-style-name="Text_20_body" style:list-style-name="L4">
      <style:text-properties fo:language="fr" fo:country="FR" officeooo:rsid="0065692d" officeooo:paragraph-rsid="0065692d" style:language-asian="zxx" style:country-asian="none" style:language-complex="zxx" style:country-complex="none"/>
    </style:style>
    <style:style style:name="P48" style:family="paragraph" style:parent-style-name="Text_20_body">
      <style:text-properties fo:language="fr" fo:country="FR" officeooo:rsid="006b1f82" officeooo:paragraph-rsid="006b1f82" style:language-asian="zxx" style:country-asian="none" style:language-complex="zxx" style:country-complex="none"/>
    </style:style>
    <style:style style:name="P49" style:family="paragraph" style:parent-style-name="Text_20_body">
      <style:text-properties fo:language="fr" fo:country="FR" officeooo:rsid="006b1f82" officeooo:paragraph-rsid="006ce2b0" style:language-asian="zxx" style:country-asian="none" style:language-complex="zxx" style:country-complex="none"/>
    </style:style>
    <style:style style:name="P50" style:family="paragraph" style:parent-style-name="Text_20_body">
      <style:text-properties fo:language="fr" fo:country="FR" officeooo:rsid="006ce2b0" officeooo:paragraph-rsid="006ce2b0" style:language-asian="zxx" style:country-asian="none" style:language-complex="zxx" style:country-complex="none"/>
    </style:style>
    <style:style style:name="P51" style:family="paragraph" style:parent-style-name="Text_20_body">
      <style:text-properties fo:language="fr" fo:country="FR" officeooo:rsid="006e8bfc" officeooo:paragraph-rsid="006e8bfc" style:language-asian="zxx" style:country-asian="none" style:language-complex="zxx" style:country-complex="none"/>
    </style:style>
    <style:style style:name="P52" style:family="paragraph" style:parent-style-name="Text_20_body">
      <style:text-properties fo:language="fr" fo:country="FR" officeooo:rsid="0071ade6" officeooo:paragraph-rsid="0071ade6" style:language-asian="zxx" style:country-asian="none" style:language-complex="zxx" style:country-complex="none"/>
    </style:style>
    <style:style style:name="P53" style:family="paragraph" style:parent-style-name="Text_20_body">
      <style:text-properties fo:language="fr" fo:country="FR" officeooo:rsid="0072a89a" officeooo:paragraph-rsid="0072a89a" style:language-asian="zxx" style:country-asian="none" style:language-complex="zxx" style:country-complex="none"/>
    </style:style>
    <style:style style:name="P54" style:family="paragraph" style:parent-style-name="Text_20_body">
      <style:text-properties fo:language="fr" fo:country="FR" officeooo:rsid="0073451d" officeooo:paragraph-rsid="0073451d" style:language-asian="zxx" style:country-asian="none" style:language-complex="zxx" style:country-complex="none"/>
    </style:style>
    <style:style style:name="P55" style:family="paragraph" style:parent-style-name="Text_20_body">
      <style:text-properties fo:language="fr" fo:country="FR" officeooo:rsid="00758918" officeooo:paragraph-rsid="00758918" style:language-asian="zxx" style:country-asian="none" style:language-complex="zxx" style:country-complex="none"/>
    </style:style>
    <style:style style:name="P56" style:family="paragraph" style:parent-style-name="Text_20_body">
      <style:text-properties fo:language="fr" fo:country="FR" officeooo:rsid="0077cf9e" officeooo:paragraph-rsid="0077cf9e" style:language-asian="zxx" style:country-asian="none" style:language-complex="zxx" style:country-complex="none"/>
    </style:style>
    <style:style style:name="P57" style:family="paragraph" style:parent-style-name="Text_20_body">
      <style:text-properties fo:language="fr" fo:country="FR" officeooo:rsid="0078be63" officeooo:paragraph-rsid="0078be63" style:language-asian="zxx" style:country-asian="none" style:language-complex="zxx" style:country-complex="none"/>
    </style:style>
    <style:style style:name="P58" style:family="paragraph" style:parent-style-name="Text_20_body">
      <style:text-properties fo:language="fr" fo:country="FR" officeooo:rsid="007d72f6" officeooo:paragraph-rsid="007d72f6" style:language-asian="zxx" style:country-asian="none" style:language-complex="zxx" style:country-complex="none"/>
    </style:style>
    <style:style style:name="P59" style:family="paragraph" style:parent-style-name="Text_20_body">
      <style:text-properties fo:language="fr" fo:country="FR" officeooo:rsid="007db779" officeooo:paragraph-rsid="007db779" style:language-asian="zxx" style:country-asian="none" style:language-complex="zxx" style:country-complex="none"/>
    </style:style>
    <style:style style:name="P60" style:family="paragraph" style:parent-style-name="Text_20_body" style:list-style-name="L2">
      <style:text-properties officeooo:paragraph-rsid="0034252b"/>
    </style:style>
    <style:style style:name="P61" style:family="paragraph" style:parent-style-name="Text_20_body" style:list-style-name="L3">
      <style:text-properties officeooo:paragraph-rsid="005de5c5"/>
    </style:style>
    <style:style style:name="P62" style:family="paragraph" style:parent-style-name="Text_20_body" style:list-style-name="L3">
      <style:text-properties officeooo:rsid="0062193e" officeooo:paragraph-rsid="0062193e"/>
    </style:style>
    <style:style style:name="P63" style:family="paragraph" style:parent-style-name="Heading_20_2">
      <style:text-properties fo:language="fr" fo:country="FR" officeooo:rsid="004e2d22" officeooo:paragraph-rsid="004e2d22" style:language-asian="zxx" style:country-asian="none" style:language-complex="zxx" style:country-complex="none"/>
    </style:style>
    <style:style style:name="P64" style:family="paragraph" style:parent-style-name="Heading_20_2">
      <style:paragraph-properties fo:break-before="page"/>
      <style:text-properties fo:language="fr" fo:country="FR" officeooo:rsid="004e2d22" officeooo:paragraph-rsid="004e2d22" style:language-asian="zxx" style:country-asian="none" style:language-complex="zxx" style:country-complex="none"/>
    </style:style>
    <style:style style:name="P65" style:family="paragraph" style:parent-style-name="Heading_20_3">
      <style:text-properties fo:language="fr" fo:country="FR" officeooo:rsid="004b54b9" officeooo:paragraph-rsid="004b54b9" style:language-asian="zxx" style:country-asian="none" style:language-complex="zxx" style:country-complex="none"/>
    </style:style>
    <style:style style:name="P66" style:family="paragraph" style:parent-style-name="Heading_20_3">
      <style:text-properties fo:language="fr" fo:country="FR" officeooo:rsid="004d02e4" officeooo:paragraph-rsid="004d02e4" style:language-asian="zxx" style:country-asian="none" style:language-complex="zxx" style:country-complex="none"/>
    </style:style>
    <style:style style:name="P67" style:family="paragraph" style:parent-style-name="Heading_20_3">
      <style:text-properties fo:language="fr" fo:country="FR" officeooo:rsid="00501b00" officeooo:paragraph-rsid="00501b00" style:language-asian="zxx" style:country-asian="none" style:language-complex="zxx" style:country-complex="none"/>
    </style:style>
    <style:style style:name="P68" style:family="paragraph" style:parent-style-name="Heading_20_1">
      <style:paragraph-properties fo:break-before="page"/>
      <style:text-properties fo:language="fr" fo:country="FR" officeooo:rsid="00520dad" officeooo:paragraph-rsid="00520dad" style:language-asian="zxx" style:country-asian="none" style:language-complex="zxx" style:country-complex="none"/>
    </style:style>
    <style:style style:name="T1" style:family="text">
      <style:text-properties officeooo:rsid="00262b76"/>
    </style:style>
    <style:style style:name="T2" style:family="text">
      <style:text-properties officeooo:rsid="00278cdb"/>
    </style:style>
    <style:style style:name="T3" style:family="text">
      <style:text-properties officeooo:rsid="0028618e"/>
    </style:style>
    <style:style style:name="T4" style:family="text">
      <style:text-properties officeooo:rsid="002f576f"/>
    </style:style>
    <style:style style:name="T5" style:family="text">
      <style:text-properties officeooo:rsid="002f96f0"/>
    </style:style>
    <style:style style:name="T6" style:family="text">
      <style:text-properties fo:language="fr" fo:country="FR" style:language-asian="zxx" style:country-asian="none" style:language-complex="zxx" style:country-complex="none"/>
    </style:style>
    <style:style style:name="T7" style:family="text">
      <style:text-properties fo:language="fr" fo:country="FR" officeooo:rsid="003232e0" style:language-asian="zxx" style:country-asian="none" style:language-complex="zxx" style:country-complex="none"/>
    </style:style>
    <style:style style:name="T8" style:family="text">
      <style:text-properties fo:language="fr" fo:country="FR" officeooo:rsid="0032c63e" style:language-asian="zxx" style:country-asian="none" style:language-complex="zxx" style:country-complex="none"/>
    </style:style>
    <style:style style:name="T9" style:family="text">
      <style:text-properties fo:language="fr" fo:country="FR" officeooo:rsid="00591a07" style:language-asian="zxx" style:country-asian="none" style:language-complex="zxx" style:country-complex="none"/>
    </style:style>
    <style:style style:name="T10" style:family="text">
      <style:text-properties fo:language="fr" fo:country="FR" officeooo:rsid="005de5c5" style:language-asian="zxx" style:country-asian="none" style:language-complex="zxx" style:country-complex="none"/>
    </style:style>
    <style:style style:name="T11" style:family="text">
      <style:text-properties fo:language="fr" fo:country="FR" officeooo:rsid="005f1cc7" style:language-asian="zxx" style:country-asian="none" style:language-complex="zxx" style:country-complex="none"/>
    </style:style>
    <style:style style:name="T12" style:family="text">
      <style:text-properties fo:language="fr" fo:country="FR" officeooo:rsid="00604d10" style:language-asian="zxx" style:country-asian="none" style:language-complex="zxx" style:country-complex="none"/>
    </style:style>
    <style:style style:name="T13" style:family="text">
      <style:text-properties fo:language="fr" fo:country="FR" officeooo:rsid="00618772" style:language-asian="zxx" style:country-asian="none" style:language-complex="zxx" style:country-complex="none"/>
    </style:style>
    <style:style style:name="T14" style:family="text">
      <style:text-properties fo:language="fr" fo:country="FR" officeooo:rsid="0062193e" style:language-asian="zxx" style:country-asian="none" style:language-complex="zxx" style:country-complex="none"/>
    </style:style>
    <style:style style:name="T15" style:family="text">
      <style:text-properties fo:language="fr" fo:country="FR" officeooo:rsid="0063011f" style:language-asian="zxx" style:country-asian="none" style:language-complex="zxx" style:country-complex="none"/>
    </style:style>
    <style:style style:name="T16" style:family="text">
      <style:text-properties fo:language="fr" fo:country="FR" officeooo:rsid="00635fb8" style:language-asian="zxx" style:country-asian="none" style:language-complex="zxx" style:country-complex="none"/>
    </style:style>
    <style:style style:name="T17" style:family="text">
      <style:text-properties officeooo:rsid="003232e0"/>
    </style:style>
    <style:style style:name="T18" style:family="text">
      <style:text-properties officeooo:rsid="0032c63e"/>
    </style:style>
    <style:style style:name="T19" style:family="text">
      <style:text-properties officeooo:rsid="003fc63e"/>
    </style:style>
    <style:style style:name="T20" style:family="text">
      <style:text-properties officeooo:rsid="00420356"/>
    </style:style>
    <style:style style:name="T21" style:family="text">
      <style:text-properties officeooo:rsid="00435839"/>
    </style:style>
    <style:style style:name="T22" style:family="text">
      <style:text-properties officeooo:rsid="0057216e"/>
    </style:style>
    <style:style style:name="T23" style:family="text">
      <style:text-properties officeooo:rsid="0064bb9b"/>
    </style:style>
    <style:style style:name="T24" style:family="text">
      <style:text-properties officeooo:rsid="00669926"/>
    </style:style>
    <style:style style:name="T25" style:family="text">
      <style:text-properties officeooo:rsid="006c2ae5"/>
    </style:style>
    <style:style style:name="T26" style:family="text">
      <style:text-properties officeooo:rsid="006e8bfc"/>
    </style:style>
    <style:style style:name="T27" style:family="text">
      <style:text-properties officeooo:rsid="00706893"/>
    </style:style>
    <style:style style:name="T28" style:family="text">
      <style:text-properties officeooo:rsid="0074d9b5"/>
    </style:style>
    <style:style style:name="T29" style:family="text">
      <style:text-properties officeooo:rsid="007644aa"/>
    </style:style>
    <style:style style:name="T30" style:family="text">
      <style:text-properties fo:font-weight="bold" style:font-weight-asian="bold" style:font-weight-complex="bold"/>
    </style:style>
    <style:style style:name="T31" style:family="text">
      <style:text-properties officeooo:rsid="007a017c"/>
    </style:style>
    <style:style style:name="T32" style:family="text">
      <style:text-properties officeooo:rsid="007be9b6"/>
    </style:style>
    <style:style style:name="T33" style:family="text">
      <style:text-properties officeooo:rsid="007dba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9"/>
      <text:p text:style-name="P39">Futoshiki</text:p>
      <text:p text:style-name="P37">Rapport de projet</text:p>
      <text:p text:style-name="P4"/>
      <text:p text:style-name="P4"/>
      <text:p text:style-name="P4"/>
      <text:p text:style-name="P38">Thomas MEDARD</text:p>
      <text:p text:style-name="P38">Kurt SAVIO</text:p>
      <text:p text:style-name="P5"/>
      <text:p text:style-name="P5"/>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27" text:outline-level="1">Table des matières</text:h>
          </text:index-title>
          <text:p text:style-name="P41"><text:a xlink:type="simple" xlink:href="#__RefHeading___Toc209_206853245" text:style-name="Index_20_Link" text:visited-style-name="Index_20_Link">Utilisation du programme<text:tab/>3</text:a></text:p>
          <text:p text:style-name="P41"><text:a xlink:type="simple" xlink:href="#__RefHeading___Toc211_206853245" text:style-name="Index_20_Link" text:visited-style-name="Index_20_Link">Structures de données<text:tab/>4</text:a></text:p>
          <text:p text:style-name="P42"><text:a xlink:type="simple" xlink:href="#__RefHeading___Toc213_206853245" text:style-name="Index_20_Link" text:visited-style-name="Index_20_Link">Représentation de la grille<text:tab/>4</text:a></text:p>
          <text:p text:style-name="P42"><text:a xlink:type="simple" xlink:href="#__RefHeading___Toc215_206853245" text:style-name="Index_20_Link" text:visited-style-name="Index_20_Link">Représentation CSP<text:tab/>5</text:a></text:p>
          <text:p text:style-name="P41"><text:a xlink:type="simple" xlink:href="#__RefHeading___Toc217_206853245" text:style-name="Index_20_Link" text:visited-style-name="Index_20_Link">Heuristiques<text:tab/>6</text:a></text:p>
          <text:p text:style-name="P42"><text:a xlink:type="simple" xlink:href="#__RefHeading___Toc219_206853245" text:style-name="Index_20_Link" text:visited-style-name="Index_20_Link">Choix de variable<text:tab/>6</text:a></text:p>
          <text:p text:style-name="P40"><text:a xlink:type="simple" xlink:href="#__RefHeading___Toc221_206853245" text:style-name="Index_20_Link" text:visited-style-name="Index_20_Link">Variable avec plus petit domaine valide<text:tab/>6</text:a></text:p>
          <text:p text:style-name="P40"><text:a xlink:type="simple" xlink:href="#__RefHeading___Toc223_206853245" text:style-name="Index_20_Link" text:visited-style-name="Index_20_Link">Variable avec contrainte autre que DIFF<text:tab/>6</text:a></text:p>
          <text:p text:style-name="P42"><text:a xlink:type="simple" xlink:href="#__RefHeading___Toc225_206853245" text:style-name="Index_20_Link" text:visited-style-name="Index_20_Link">Choix de valeur<text:tab/>6</text:a></text:p>
          <text:p text:style-name="P40"><text:a xlink:type="simple" xlink:href="#__RefHeading___Toc227_206853245" text:style-name="Index_20_Link" text:visited-style-name="Index_20_Link">Selon la fréquence des valeurs<text:tab/>6</text:a></text:p>
          <text:p text:style-name="P41"><text:a xlink:type="simple" xlink:href="#__RefHeading___Toc229_206853245" text:style-name="Index_20_Link" text:visited-style-name="Index_20_Link">Comparaison des résultats<text:tab/>7</text:a></text:p>
          <text:p text:style-name="P42"><text:a xlink:type="simple" xlink:href="#__RefHeading___Toc231_206853245" text:style-name="Index_20_Link" text:visited-style-name="Index_20_Link">Comparaison entre les différents algorithmes<text:tab/>7</text:a></text:p>
          <text:p text:style-name="P42"><text:a xlink:type="simple" xlink:href="#__RefHeading___Toc233_206853245" text:style-name="Index_20_Link" text:visited-style-name="Index_20_Link">Comparaison entre les heuristiques<text:tab/>7</text:a></text:p>
        </text:index-body>
      </text:table-of-content>
      <text:p text:style-name="P5"/>
      <text:h text:style-name="P28" text:outline-level="1"><text:bookmark-start text:name="__RefHeading___Toc209_206853245"/>Utilisation du programme<text:bookmark-end text:name="__RefHeading___Toc209_206853245"/></text:h>
      <text:p text:style-name="P7">Notre programme contient un Makefile pour être compilé.</text:p>
      <text:p text:style-name="P7">Pour ce faire entrez</text:p>
      <text:p text:style-name="P25">make all</text:p>
      <text:p text:style-name="P8"/>
      <text:p text:style-name="P8">Une <text:span text:style-name="T2">fois </text:span>compilé, un fichier <text:span text:style-name="T3">exécutable</text:span> devrait être crée. Celui se nomme "futoshiki" <text:span text:style-name="T1">(ou futoshiki.exe si vous compilez sous Windows).</text:span></text:p>
      <text:p text:style-name="P9">Pour exécuter le programme tapez une commande ayant ce profile :</text:p>
      <text:p text:style-name="P26">futoshiki [-b] [-f] [-fh] <text:span text:style-name="T19">[-hn (0 &lt; n &lt; 4)] </text:span>cheminVersLaGrille</text:p>
      <text:p text:style-name="P6"/>
      <text:p text:style-name="P10">Avec "-b" correspondant à l'algorithme backtrack, "<text:span text:style-name="T4">-f" à l'algorithme forward checking et <text:line-break/></text:span>"<text:span text:style-name="T5">-fh</text:span>" <text:span text:style-name="T5">à l’algorithme forward checking avec des heuristiques (voire section « heuristiques »).</text:span></text:p>
      <text:p text:style-name="P13">Si vous décider d’utiliser « -fh », vous pouvez préciser « -hn » avec n un nombre <text:span text:style-name="T22">entre 1 et 3</text:span> pour désactiver une heuristiques (elles sont toutes utilisées par défaut) <text:span text:style-name="T20">(voire section « heuristiques » pour les détailles)</text:span>.</text:p>
      <text:list xml:id="list2514019409" text:style-name="L1">
        <text:list-item>
          <text:p text:style-name="P44">Pour n = 1 : dés<text:span text:style-name="T21">a</text:span>c<text:span text:style-name="T21">tiver l’heuristique du plus petit domaine valide.</text:span></text:p>
        </text:list-item>
        <text:list-item>
          <text:p text:style-name="P45">Pour n = 2 : désactiver l’heuristique des contraintes autres que DIFF.</text:p>
        </text:list-item>
        <text:list-item>
          <text:p text:style-name="P45">Pour n = 3 : désactiver l’heuristique de fréquence des valeurs.</text:p>
        </text:list-item>
      </text:list>
      <text:p text:style-name="P15">Ainsi mettre « -h1 -h2 -h3 » revient à utiliser « -f ».</text:p>
      <text:p text:style-name="P14"/>
      <text:p text:style-name="P11">La grille doit être <text:span text:style-name="T17">formée de la manière suivante :</text:span></text:p>
      <text:p text:style-name="P12">Chaque fichier contient une grille carr<text:span text:style-name="T18">é</text:span>e. </text:p>
      <text:p text:style-name="P12">La premi<text:span text:style-name="T18">è</text:span>re ligne contient la dimension n de la grille (la grille est alors de taille n × n). </text:p>
      <text:p text:style-name="P12">Les 2n − 1 lignes suivantes sont une alternance des lignes suivantes : </text:p>
      <text:list xml:id="list1556361010" text:style-name="L2">
        <text:list-item>
          <text:p text:style-name="P60"><text:span text:style-name="T7">Les lignes indiquant les indices horizontaux : chaque case de la grille est mat</text:span><text:span text:style-name="T8">é</text:span><text:span text:style-name="T7">rialis</text:span><text:span text:style-name="T8">é</text:span><text:span text:style-name="T7">e par un chiffre. Il s’agit d’un z</text:span><text:span text:style-name="T8">é</text:span><text:span text:style-name="T7">ro si la case est initialement vide, d’un chiffre entre 1 et n si la case a initialement une valeur fix</text:span><text:span text:style-name="T8">é</text:span><text:span text:style-name="T7">e. Deux cases voisines sont s</text:span><text:span text:style-name="T8">é</text:span><text:span text:style-name="T7">par</text:span><text:span text:style-name="T8">é</text:span><text:span text:style-name="T7">es par un espace s’il n’y a pas d’indice entre elle, par un &lt; ou un &gt; sinon.</text:span></text:p>
        </text:list-item>
        <text:list-item>
          <text:p text:style-name="P60"><text:span text:style-name="T7">Les lignes indiquant les indices verticaux : un point entre deux cases voisines de la m</text:span><text:span text:style-name="T8">ê</text:span><text:span text:style-name="T7">me colonne mat</text:span><text:span text:style-name="T8">é</text:span><text:span text:style-name="T7">rialise l’absence d’indice tandis qu’un accent circonflexe ou la lettre « v » symbolise l’existence d’un indice. </text:span></text:p>
        </text:list-item>
      </text:list>
      <text:p text:style-name="P12"/>
      <text:p text:style-name="P23"><text:span text:style-name="T7">I</text:span><text:span text:style-name="T6">l est à noter que pour des grilles particulièrement compliquées, certains algorithme</text:span><text:span text:style-name="T9">s</text:span><text:span text:style-name="T6"> peuvent prendre du temps pour la résolution ou pour arriver à la conclusion qu’il n’y a pas de solution.</text:span></text:p>
      <text:h text:style-name="P30" text:outline-level="1"><text:bookmark-start text:name="__RefHeading___Toc211_206853245"/>Structures de données<text:bookmark-end text:name="__RefHeading___Toc211_206853245"/></text:h>
      <text:p text:style-name="P17"/>
      <text:p text:style-name="P18">Toutes les structures de données sont définis dans le fichier « define.h ».</text:p>
      <text:p text:style-name="P21">Il est aussi à noter que les valeurs courantes ainsi que celles du domaine ne sont jamais supprimées mais plutôt remplacées par NO_DOMAINE (désolé pour le franglais).</text:p>
      <text:h text:style-name="P35" text:outline-level="2"/>
      <text:h text:style-name="P35" text:outline-level="2"><text:bookmark-start text:name="__RefHeading___Toc213_206853245"/>Représentation de la grille<text:bookmark-end text:name="__RefHeading___Toc213_206853245"/></text:h>
      <text:p text:style-name="P19">La grille est représentée par deux type de structure.</text:p>
      <text:list xml:id="list2179813549" text:style-name="L3">
        <text:list-item>
          <text:p text:style-name="P61"><text:span text:style-name="T10">CASE qui représente une variable. </text:span><text:span text:style-name="T11">Elle contient l’indice de la case, </text:span><text:span text:style-name="T12">un tableau des valeurs de son domaine </text:span><text:span text:style-name="T11">de base, un</text:span><text:span text:style-name="T14">e</text:span><text:span text:style-name="T11"> </text:span><text:span text:style-name="T14">liste d’adjacence </text:span><text:span text:style-name="T11">des contraintes auxquelles elle est liée (voir plus loin) ainsi que l’indice </text:span><text:span text:style-name="T13">de la dernière case du tableau précédent </text:span><text:span text:style-name="T14">et enfin un lien vers son affectation (voir représentation CSP).</text:span></text:p>
        </text:list-item>
        <text:list-item>
          <text:p text:style-name="P62"><text:span text:style-name="T13">C</text:span><text:span text:style-name="T6">ONTRAINTE qui représente une contrainte. Elle contient l’opérateur (DIF, SUP, INF), un lien vers la case opérande de gauche et un lien vers la case opérande de droite.</text:span></text:p>
        </text:list-item>
      </text:list>
      <text:p text:style-name="P24"><text:span text:style-name="T6">Les cases sont rangées dans un tableau de dimension n * n qui représente la grille. Les contraintes </text:span><text:span text:style-name="T15">sont rangées dans un tableau linéaire. </text:span><text:span text:style-name="T16">Ces deux tableaux ainsi que leur taille sont passés au différentes fonctions pour qu’elles puissent y accéder.</text:span></text:p>
      <text:p text:style-name="P16"/>
      <text:h text:style-name="P36" text:outline-level="2"/>
      <text:h text:style-name="P31" text:outline-level="2"><text:bookmark-start text:name="__RefHeading___Toc215_206853245"/>Représentation CSP<text:bookmark-end text:name="__RefHeading___Toc215_206853245"/></text:h>
      <text:p text:style-name="P20">Le CSP est représenté à l’aide d’une structure principale et d’une secondaire spécifique à forward checking.</text:p>
      <text:list xml:id="list1905712180" text:style-name="L4">
        <text:list-item>
          <text:p text:style-name="P46">AFFECTATION représente une variable que l’on peut traitée dans le cadre de la résolution. En effet les algorithmes ne modifient jamais directement les CASE pour éviter d’altérer la grille de base. <text:span text:style-name="T23">Ces affectations possèdent un lien vers la case correspondante, le domaine courant de l’affectation (potentiellement modifié au fur et à mesure de la résolution), l’éventuelle valeur courante, et deux variables spécifiques à forward checking :</text:span></text:p>
          <text:list>
            <text:list-item>
              <text:p text:style-name="P47">compt qui représente le nombre de domaine modifier par l’affectation courante</text:p>
            </text:list-item>
            <text:list-item>
              <text:p text:style-name="P47">previousDomain qui représente le domaine courant avant de commencer à tester une affectation.</text:p>
            </text:list-item>
          </text:list>
        </text:list-item>
        <text:list-item>
          <text:p text:style-name="P47">OLD_DOM, qui est spécifique à forward checking, représente un changement de domaine lors d’une affectation. Il contient les anciennes valeurs du domaine avant la modification, l’indice de cette structure dans le sous tableau (voir plus loin), le lien vers l’affectation qui a effectuée la modification.</text:p>
        </text:list-item>
      </text:list>
      <text:p text:style-name="P22"/>
      <text:p text:style-name="P22">Les affectations sont stockés dans un tableau qui est propre à chaque algorithme. Ainsi ceux-ci sont indépendant car ce sont eux qui s’occupent de les initialiser et de les détruire à la fin de la résolution.</text:p>
      <text:p text:style-name="P22">Les structures OLD_DOM sont stockées dans une matrice dont les indices du premier niveau correspond aux indices des variables, le deuxième niveau correspond <text:span text:style-name="T24">à chaque OLD_DOM de cette variable, c’est-à-dire toutes les modifications de son domaine effectuées par d’autres affectations.</text:span></text:p>
      <text:h text:style-name="P29" text:outline-level="1"><text:bookmark-start text:name="__RefHeading___Toc217_206853245"/>Heuristiques<text:bookmark-end text:name="__RefHeading___Toc217_206853245"/></text:h>
      <text:h text:style-name="P32" text:outline-level="2"><text:bookmark-start text:name="__RefHeading___Toc219_206853245"/>Choix de variable<text:bookmark-end text:name="__RefHeading___Toc219_206853245"/></text:h>
      <text:h text:style-name="P65" text:outline-level="3"><text:bookmark-start text:name="__RefHeading___Toc221_206853245"/>Variable avec plus petit domaine valide<text:bookmark-end text:name="__RefHeading___Toc221_206853245"/></text:h>
      <text:p text:style-name="P48">Cette heuristique consiste à prendre en priorité les variables avec le plus petit domaine. De cette façon, on commencera par les variables qui ont une contrainte de valeur (celles qui ne peuvent prendre qu’une seul valeur) puis par celle qui ont été le plus modifié. De plus plus, de cette façon on remontera plus vite en cas d’échec provenant d’affectation antérieur car il y aura moins de valeur à tester.</text:p>
      <text:p text:style-name="P49">Pour réaliser cette heuristique, on créer un tableau de pointeur vers toutes les AFFECTATION. Ensuite on applique un tri quicksort en fonction des tailles des domaines. <text:span text:style-name="T25">Ce tri est appliqué à chaque fois que l’on a une affectation valide (et donc que l’on a effectivement modifié des domaines). </text:span></text:p>
      <text:p text:style-name="P49"><text:span text:style-name="T25">Pour cohabité avec les autres heuristiques de choix de variable, on applique cette heuristique jusqu’aux variables avec un domaine de taille n / 2, puis si les autres heuristiques n’ont pas sélectionné une variable, alors on reprend la recherche par taille de domaine.</text:span></text:p>
      <text:p text:style-name="P51">L’avantage de cette heuristique est <text:span text:style-name="T27">que l’on sélectionne toujours une variable qui permettra de remonter rapidement. L’inconvénient est que l’on doit souvent appliquer le quicksort.</text:span></text:p>
      <text:h text:style-name="P66" text:outline-level="3"/>
      <text:h text:style-name="P66" text:outline-level="3"><text:bookmark-start text:name="__RefHeading___Toc223_206853245"/>Variable avec contrainte autre que DIFF<text:bookmark-end text:name="__RefHeading___Toc223_206853245"/></text:h>
      <text:p text:style-name="P50">Cette heuristique consiste à prendre <text:span text:style-name="T26">les variables avec des contraintes autre que différence (SUP ou INF). Ainsi la variable fera plus de modifications et pourra faire un échec plus rapidement si on a effectué une mauvaise affectation antérieure.</text:span></text:p>
      <text:p text:style-name="P52">Pour réaliser cette heuristique, on créer un tableau de pointeur que l’on remplis lors de l’initialisation avec des pointeurs vers toutes les variables avec une contrainte autre que de différence.</text:p>
      <text:p text:style-name="P53">L’avantage est que l’on remontera plus rapidement en cas de mauvais affectation. L’inconvénient est qu’il faut créer un tableau de pointeurs (ce qui n’est pas un grand inconvénient).</text:p>
      <text:h text:style-name="P63" text:outline-level="2"/>
      <text:h text:style-name="P64" text:outline-level="2"><text:bookmark-start text:name="__RefHeading___Toc225_206853245"/>Choix de valeur<text:bookmark-end text:name="__RefHeading___Toc225_206853245"/></text:h>
      <text:h text:style-name="P67" text:outline-level="3"><text:bookmark-start text:name="__RefHeading___Toc227_206853245"/>Selon la fréquence des valeurs<text:bookmark-end text:name="__RefHeading___Toc227_206853245"/></text:h>
      <text:p text:style-name="P54">Cette heuristique consiste. <text:span text:style-name="T28">À prendre la valeur valide la moins utilisée. Ainsi il y a plus de chance que celle-ci soit juste notamment par rapport aux contraintes de différences.</text:span></text:p>
      <text:p text:style-name="P55">L’avantage est que la valeur choisit à plus de chance d’être valide. L’inconvénient est qu’il faut maintenir à jour un tableau des fréquences et qu’à chaque choix de valeur, il faut parcourir toutes les valeurs possibles pour prendre la moins fréquente.</text:p>
      <text:h text:style-name="P68" text:outline-level="1"><text:bookmark-start text:name="__RefHeading___Toc229_206853245"/>Comparaison des résultats<text:bookmark-end text:name="__RefHeading___Toc229_206853245"/></text:h>
      <text:p text:style-name="P56">Les tests ont été effectués sur la machine suivante :</text:p>
      <text:p text:style-name="P57"><text:span text:style-name="T30">Processor</text:span> : AMD FX(tm)-4300 Quad-Core Processor <text:span text:style-name="T31">(3.80 Ghz)</text:span></text:p>
      <text:p text:style-name="P57"><text:span text:style-name="T30">Memory</text:span> : 8152MB(667)</text:p>
      <text:p text:style-name="P57"><text:span text:style-name="T30">Windows Version</text:span> : Microsoft Windows 10 Famille <text:span text:style-name="T32">(x64)</text:span></text:p>
      <text:p text:style-name="P57"><text:span text:style-name="T30">Disk Drive</text:span> : WDC WD10 EZEX-00KUWA0 SATA Disk Device(931GB,IDE)</text:p>
      <text:p text:style-name="P57"/>
      <text:p text:style-name="P58">Il faut aussi noté que l’environnement comprend d’autres programmes fonctionnant en même temps que ces tests.</text:p>
      <text:p text:style-name="P59">Il faut aussi noté que nous n’avons pas inclus les grilles en 9x9 car celles-ci prennent trop de temps à être résolues (et ce même les heuristiques) <text:span text:style-name="T33">(nous avons déjà essayé de laisser pendant plus de 8 heures)</text:span>.</text:p>
      <text:h text:style-name="P33" text:outline-level="2"><text:bookmark-start text:name="__RefHeading___Toc231_206853245"/>Comparaison entre les différents algorithmes<text:bookmark-end text:name="__RefHeading___Toc231_206853245"/></text:h>
      <text:h text:style-name="P34" text:outline-level="2"><text:bookmark-start text:name="__RefHeading___Toc233_206853245"/>Comparaison entre les heuristiques<text:bookmark-end text:name="__RefHeading___Toc233_2068532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text-properties style:font-name="Liberation Sans" fo:font-family="'Liberation Sans'"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writing-mode="page"/>
      <style:text-properties fo:color="#0066cc" style:font-name="Prisoner SF" fo:font-family="'Prisoner SF'" style:font-style-name="Gras" style:font-pitch="variable"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Prisoner SF1" fo:font-family="'Prisoner SF'" style:font-style-name="Normal" style:font-pitch="variable" fo:font-size="18pt" style:font-size-asian="18pt" style:font-size-complex="18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fo:color="#0066cc" style:font-name="Prisoner SF" fo:font-family="'Prisoner SF'" style:font-style-name="Gras"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writing-mode="page"/>
      <style:text-properties style:font-name="Prisoner SF" fo:font-family="'Prisoner SF'" style:font-style-name="Gras" style:font-pitch="variable" fo:font-size="115%" fo:font-weight="bold" style:font-size-asian="115%" style:font-weight-asian="bold" style:font-size-complex="115%" style:font-weight-complex="bold"/>
    </style:style>
    <style:style style:name="Illustration" style:family="paragraph" style:parent-style-name="Caption" style:class="extra"/>
    <style:style style:name="Sans_20_nom1" style:display-name="Sans nom1" style:family="paragraph" style:parent-style-name="Header_20_right">
      <style:paragraph-properties style:writing-mode="page"/>
      <style:text-properties style:font-name="Consolas" fo:font-family="Consolas" style:font-style-name="Normal" style:font-family-generic="modern" style:font-pitch="fixe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ns_20_nom2" style:display-name="Sans nom2" style:family="paragraph" style:parent-style-name="Standard">
      <style:paragraph-properties style:writing-mode="page"/>
      <style:text-properties style:font-name="Consolas" fo:font-family="Consolas" style:font-style-name="Normal" style:font-family-generic="modern" style:font-pitch="fixe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color="#0066cc" style:font-name="Liberation Sans1" fo:font-family="'Liberatio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style:font-name="Prisoner SF" fo:font-family="'Prisoner SF'" style:font-style-name="Gra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writing-mode="page"/>
      <style:text-properties fo:color="#0066cc" style:font-name="Prisoner SF" fo:font-family="'Prisoner SF'" style:font-style-name="Gras" style:font-pitch="variable"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a548" officeooo:paragraph-rsid="001fa548"/>
    </style:style>
    <style:style style:name="MP2" style:family="paragraph" style:parent-style-name="Header">
      <style:text-properties officeooo:rsid="0015a3a9" officeooo:paragraph-rsid="007644aa"/>
    </style:style>
    <style:style style:name="MP3" style:family="paragraph" style:parent-style-name="Footer">
      <style:text-properties officeooo:rsid="0020774c" officeooo:paragraph-rsid="0020774c"/>
    </style:style>
    <style:style style:name="MP4" style:family="paragraph" style:parent-style-name="Footer">
      <style:text-properties officeooo:rsid="001b9770" officeooo:paragraph-rsid="001b9770"/>
    </style:style>
    <style:style style:name="MT1" style:family="text">
      <style:text-properties officeooo:rsid="007644a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utoshiki – Rapport de projet</text:p>
      </style:header>
      <style:header-first>
        <text:p text:style-name="Header"><draw:frame draw:style-name="Mfr1" draw:name="Image3" text:anchor-type="paragraph" svg:x="-0.086cm" svg:y="-1.804cm" svg:width="8.23cm" svg:height="2.559cm" draw:z-index="0"><draw:image xlink:href="Pictures/1000020000000226000000AB38066B62A3B615BF.png" xlink:type="simple" xlink:show="embed" xlink:actuate="onLoad"/></draw:frame></text:p>
        <text:p text:style-name="Header"/>
        <text:p text:style-name="MP2">AMU – L3 Informatique – <text:span text:style-name="MT1">2016-2017</text:span> – Montperrin – IA</text:p>
      </style:header-first>
      <style:footer>
        <text:p text:style-name="MP3">Thomas MEDARD</text:p>
        <text:p text:style-name="MP3">Kurt SAVIO<text:tab/><text:tab/><text:page-number text:select-page="current">6</text:page-number>/<text:page-count>8</text:page-count></text:p>
      </style:footer>
      <style:footer-first>
        <text:p text:style-name="MP4">Enseignant : Cyril TERRIOUX</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7M21S</meta:editing-duration>
    <meta:editing-cycles>94</meta:editing-cycles>
    <meta:generator>LibreOffice/5.3.2.2$Windows_X86_64 LibreOffice_project/6cd4f1ef626f15116896b1d8e1398b56da0d0ee1</meta:generator>
    <dc:date>2017-04-18T10:49:20.520000000</dc:date>
    <meta:document-statistic meta:table-count="0" meta:image-count="1" meta:object-count="0" meta:page-count="8" meta:paragraph-count="84" meta:word-count="1335" meta:character-count="8247" meta:non-whitespace-character-count="6995"/>
    <meta:user-defined meta:name="Info 1"/>
    <meta:user-defined meta:name="Info 2"/>
    <meta:user-defined meta:name="Info 3"/>
    <meta:user-defined meta:name="Info 4"/>
  </office:meta>
</office:document-meta>
</file>